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2">
      <style:paragraph-properties fo:margin-top="0.635cm" fo:margin-bottom="0.141cm" loext:contextual-spacing="false" fo:line-height="100%" fo:keep-together="auto" fo:keep-with-next="auto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n entornos nucleares los últimos avances dentro de ODS se están utilizando nuevos aceros reforzados con dispersión de óxidos para permitir un diseño seguro y económico de los reactores (ShigeharuUka and iMasayukiFujiwara , 2002)</text:span></text:p>
      <text:p text:style-name="P2"/>
      <text:p text:style-name="Standard"><text:span text:style-name="T1">Tal y como dicen (ShigeharuUka and iMasayukiFujiwara , 2002) “Los aceros reforzados con dispersión de óxidos (ODS) son la clase de materiales más prometedora con un potencial para ser utilizados a temperaturas elevadas en ambientes de exposición severa a neutrones”(pág 1).</text:span></text:p>
      <text:p text:style-name="Standard"><text:span text:style-name="T1">El desarrollo tecnológico líder de aceros ODS se ha llevado a cabo en el Instituto de Desarrollo del Ciclo Nuclear de Japón (JNC), haciendo especial hincapié en la aplicación de revestimiento de combustible para reactores rápidos.</text:span></text:p>
      <text:p text:style-name="P2"/>
      <text:p text:style-name="Standard"><text:span text:style-name="T1">Los nuevos materiales tienen unas propiedades que permiten trabajar a altas temperaturas permitiendo así más seguridad en el reactor.</text:span></text:p>
      <text:p text:style-name="P3"/>
      <text:p text:style-name="P3"><text:span text:style-name="T2">Las partículas de óxido de Y2O3 se pueden controlar a escala nanométrica y las propiedades a alta temperatura se mejoraron notablemente mediante el control de la estructura límite del grano a escala atómica. El desarrollo de la tecnología ODS que se logra en el campo de los reactores rápidos debe hacerse girar efectivamente hacia la primera pared del reactor de fusión y cubrir los materiales estructurales para permitir un diseño seguro y económico del reactor.(ShigeharuUka and iMasayukiFujiwara , 2002)</text:span></text:p>
      <text:p text:style-name="P4"/>
      <text:p text:style-name="P4"/>
      <text:p text:style-name="P4"/>
      <text:p text:style-name="Standard"><text:span text:style-name="T1">Referencias:</text:span></text:p>
      <text:p text:style-name="Standard"/>
      <text:p text:style-name="Standard"/>
      <text:p text:style-name="Standard"/>
      <text:p text:style-name="Standard"><text:span text:style-name="T1">ShigeharuUka and iMasayukiFujiwara ,( 2002) </text:span></text:p>
      <text:p text:style-name="Standard"><text:span text:style-name="T1">Perspective of ODS alloys application in nuclear environments.</text:span></text:p>
      <text:p text:style-name="P1"><text:bookmark text:name="_yk1hiaw9g7m6"/><text:span text:style-name="T1">Journal of Nuclear Materials(1)</text:span></text:p>
      <text:p text:style-name="P1"><text:bookmark text:name="_rvydy71vdv6a"/><text:span text:style-name="T1">https://www.sciencedirect.com/science/article/pii/S0022311502010437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228" meta:character-count="1588" meta:non-whitespace-character-count="1369"/>
    <meta:generator>LibreOffice/5.1.3.2$Windows_x86 LibreOffice_project/644e4637d1d8544fd9f56425bd6cec110e49301b</meta:generator>
  </office:meta>
</office:document-meta>
</file>